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00ff"/>
      <style:text-properties style:use-window-font-color="true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background-color="#ff3366"/>
      <style:text-properties fo:color="#ff3333"/>
    </style:style>
    <style:style style:name="ce5" style:family="table-cell" style:parent-style-name="Default" style:data-style-name="N60"/>
    <style:style style:name="ce6" style:family="table-cell" style:parent-style-name="Default" style:data-style-name="N108"/>
    <style:style style:name="ce7" style:family="table-cell" style:parent-style-name="Default" style:data-style-name="N1"/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ackground-color="#00ffff"/>
    </style:style>
    <style:style style:name="ce10" style:family="table-cell" style:parent-style-name="Default" style:data-style-name="N109">
      <style:table-cell-properties fo:background-color="#ff00ff"/>
      <style:text-properties style:use-window-font-color="true"/>
    </style:style>
    <style:style style:name="ce11" style:family="table-cell" style:parent-style-name="Default" style:data-style-name="N109">
      <style:table-cell-properties fo:background-color="#ff3366"/>
    </style:style>
    <style:style style:name="ce12" style:family="table-cell" style:parent-style-name="Default" style:data-style-name="N60">
      <style:table-cell-properties fo:background-color="#00ffff"/>
    </style:style>
    <style:style style:name="ce13" style:family="table-cell" style:parent-style-name="Default" style:data-style-name="N60">
      <style:table-cell-properties fo:background-color="#ff00ff"/>
      <style:text-properties style:use-window-font-color="true"/>
    </style:style>
    <style:style style:name="ce14" style:family="table-cell" style:parent-style-name="Default" style:data-style-name="N60">
      <style:table-cell-properties fo:background-color="#ff3366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ackground-color="#00ffff"/>
    </style:style>
    <style:style style:name="ce17" style:family="table-cell" style:parent-style-name="Default" style:data-style-name="N2">
      <style:table-cell-properties fo:background-color="#ff00ff"/>
      <style:text-properties style:use-window-font-color="true"/>
    </style:style>
    <style:style style:name="ce18" style:family="table-cell" style:parent-style-name="Default" style:data-style-name="N2">
      <style:table-cell-properties fo:background-color="#ff3366"/>
    </style:style>
    <style:style style:name="ce19" style:family="table-cell" style:parent-style-name="Default" style:data-style-name="N2">
      <style:table-cell-properties fo:background-color="#ff00ff"/>
    </style:style>
    <style:style style:name="ce20" style:family="table-cell" style:parent-style-name="Default" style:data-style-name="N11"/>
    <style:style style:name="ce21" style:family="table-cell" style:parent-style-name="Default" style:data-style-name="N11">
      <style:table-cell-properties fo:background-color="#00ffff"/>
    </style:style>
    <style:style style:name="ce22" style:family="table-cell" style:parent-style-name="Default" style:data-style-name="N11">
      <style:table-cell-properties fo:background-color="#ff00ff"/>
    </style:style>
    <style:style style:name="ce23" style:family="table-cell" style:parent-style-name="Default" style:data-style-name="N11">
      <style:table-cell-properties fo:background-color="#ff3366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3">
          <table:table-cell office:value-type="string">
            <text:p>KTY81 Linearisation</text:p>
          </table:table-cell>
          <table:table-cell table:number-columns-repeated="1023"/>
        </table:table-row>
        <table:table-row table:style-name="ro3">
          <table:table-cell office:value-type="string">
            <text:p>3-Punkt-Method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KTY81/210</text:p>
          </table:table-cell>
          <table:table-cell table:number-columns-repeated="2"/>
          <table:table-cell office:value-type="string">
            <text:p>KTY81/110</text:p>
          </table:table-cell>
          <table:table-cell table:number-columns-repeated="2"/>
          <table:table-cell office:value-type="string">
            <text:p>KTY81/210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string">
            <text:p>Us</text:p>
          </table:table-cell>
          <table:table-cell office:value-type="string">
            <text:p>Is</text:p>
          </table:table-cell>
          <table:table-cell office:value-type="string">
            <text:p>k</text:p>
          </table:table-cell>
          <table:table-cell table:number-columns-repeated="1013"/>
        </table:table-row>
        <table:table-row table:style-name="ro3">
          <table:table-cell office:value-type="string">
            <text:p>A</text:p>
          </table:table-cell>
          <table:table-cell/>
          <table:table-cell table:style-name="ce6" office:value-type="float" office:value="0.007874">
            <text:p>7,8740E-03</text:p>
          </table:table-cell>
          <table:table-cell table:number-columns-repeated="5"/>
          <table:table-cell office:value-type="string">
            <text:p>Vs*R/R+Rl</text:p>
          </table:table-cell>
          <table:table-cell office:value-type="string">
            <text:p>Us/Rs</text:p>
          </table:table-cell>
          <table:table-cell table:style-name="ce15" table:formula="of:=([.B36]-[.B38])/([.F36]-[.F38])" office:value-type="float" office:value="367.757105793866">
            <text:p>367,76</text:p>
          </table:table-cell>
          <table:table-cell table:number-columns-repeated="1013"/>
        </table:table-row>
        <table:table-row table:style-name="ro3">
          <table:table-cell office:value-type="string">
            <text:p>B</text:p>
          </table:table-cell>
          <table:table-cell/>
          <table:table-cell table:style-name="ce6" office:value-type="float" office:value="0.00001874">
            <text:p>1,8740E-05</text:p>
          </table:table-cell>
          <table:table-cell table:number-columns-repeated="7"/>
          <table:table-cell office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15" table:formula="of:=[.B36]-[.K6]*[.F36]" office:value-type="float" office:value="-145.198084546607">
            <text:p>-145,20</text:p>
          </table:table-cell>
          <table:table-cell table:number-columns-repeated="1013"/>
        </table:table-row>
        <table:table-row table:style-name="ro3">
          <table:table-cell office:value-type="string">
            <text:p>T</text:p>
          </table:table-cell>
          <table:table-cell office:value-type="string">
            <text:p>Rmin</text:p>
          </table:table-cell>
          <table:table-cell office:value-type="string">
            <text:p>Rtyp</text:p>
          </table:table-cell>
          <table:table-cell office:value-type="string">
            <text:p>Rmax</text:p>
          </table:table-cell>
          <table:table-cell office:value-type="string">
            <text:p>Rmin</text:p>
          </table:table-cell>
          <table:table-cell office:value-type="string">
            <text:p>Rtyp</text:p>
          </table:table-cell>
          <table:table-cell office:value-type="string">
            <text:p>Rmax</text:p>
          </table:table-cell>
          <table:table-cell table:number-columns-repeated="3"/>
          <table:table-cell office:value-type="string">
            <text:p>T=k*U+c</text:p>
          </table:table-cell>
          <table:table-cell office:value-type="string">
            <text:p>Terror</text:p>
          </table:table-cell>
          <table:table-cell office:value-type="string">
            <text:p>Terror%</text:p>
          </table:table-cell>
          <table:table-cell table:number-columns-repeated="1011"/>
        </table:table-row>
        <table:table-row table:style-name="ro3">
          <table:table-cell office:value-type="float" office:value="-55">
            <text:p>-55</text:p>
          </table:table-cell>
          <table:table-cell/>
          <table:table-cell office:value-type="float" office:value="980">
            <text:p>980</text:p>
          </table:table-cell>
          <table:table-cell table:number-columns-repeated="2"/>
          <table:table-cell office:value-type="float" office:value="490">
            <text:p>490</text:p>
          </table:table-cell>
          <table:table-cell table:number-columns-repeated="2"/>
          <table:table-cell table:style-name="ce8" table:formula="of:=[.$B$40]*[.C10]/([.C10]+[.$D$40])" office:value-type="float" office:value="0.260961505828297">
            <text:p>0,261</text:p>
          </table:table-cell>
          <table:table-cell table:style-name="ce5" table:formula="of:=[.I10]/[.C10]" office:value-type="float" office:value="0.000266287250845201">
            <text:p>2,66E-004</text:p>
          </table:table-cell>
          <table:table-cell table:style-name="ce15" table:formula="of:=[.$K$6]*[.I10]+[.$K$8]" office:value-type="float" office:value="-49.2276364395828">
            <text:p>-49,23</text:p>
          </table:table-cell>
          <table:table-cell table:style-name="ce15" table:formula="of:=[.K10]-[.A10]" office:value-type="float" office:value="5.77236356041716">
            <text:p>5,77</text:p>
          </table:table-cell>
          <table:table-cell table:style-name="ce20" table:formula="of:=[.L10]/[.A10]" office:value-type="percentage" office:value="-0.104952064734857">
            <text:p>-10,50%</text:p>
          </table:table-cell>
          <table:table-cell table:number-columns-repeated="1011"/>
        </table:table-row>
        <table:table-row table:style-name="ro3">
          <table:table-cell office:value-type="float" office:value="-50">
            <text:p>-50</text:p>
          </table:table-cell>
          <table:table-cell/>
          <table:table-cell office:value-type="float" office:value="1030">
            <text:p>1030</text:p>
          </table:table-cell>
          <table:table-cell table:number-columns-repeated="2"/>
          <table:table-cell office:value-type="float" office:value="515">
            <text:p>515</text:p>
          </table:table-cell>
          <table:table-cell table:number-columns-repeated="2"/>
          <table:table-cell table:style-name="ce8" table:formula="of:=[.$B$40]*[.C11]/([.C11]+[.$D$40])" office:value-type="float" office:value="0.27226198240378">
            <text:p>0,272</text:p>
          </table:table-cell>
          <table:table-cell table:style-name="ce5" table:formula="of:=[.I11]/[.C11]" office:value-type="float" office:value="0.000264332021751243">
            <text:p>2,64E-004</text:p>
          </table:table-cell>
          <table:table-cell table:style-name="ce15" table:formula="of:=[.$K$6]*[.I11]+[.$K$8]" office:value-type="float" office:value="-45.0718058800917">
            <text:p>-45,07</text:p>
          </table:table-cell>
          <table:table-cell table:style-name="ce15" table:formula="of:=[.K11]-[.A11]" office:value-type="float" office:value="4.92819411990826">
            <text:p>4,93</text:p>
          </table:table-cell>
          <table:table-cell table:style-name="ce20" table:formula="of:=[.L11]/[.A11]" office:value-type="percentage" office:value="-0.0985638823981651">
            <text:p>-9,86%</text:p>
          </table:table-cell>
          <table:table-cell table:number-columns-repeated="1011"/>
        </table:table-row>
        <table:table-row table:style-name="ro3">
          <table:table-cell office:value-type="float" office:value="-40">
            <text:p>-40</text:p>
          </table:table-cell>
          <table:table-cell/>
          <table:table-cell office:value-type="float" office:value="1135">
            <text:p>1135</text:p>
          </table:table-cell>
          <table:table-cell table:number-columns-repeated="2"/>
          <table:table-cell office:value-type="float" office:value="567">
            <text:p>567</text:p>
          </table:table-cell>
          <table:table-cell table:number-columns-repeated="2"/>
          <table:table-cell table:style-name="ce8" table:formula="of:=[.$B$40]*[.C12]/([.C12]+[.$D$40])" office:value-type="float" office:value="0.295461022471576">
            <text:p>0,295</text:p>
          </table:table-cell>
          <table:table-cell table:style-name="ce5" table:formula="of:=[.I12]/[.C12]" office:value-type="float" office:value="0.000260318081472754">
            <text:p>2,60E-004</text:p>
          </table:table-cell>
          <table:table-cell table:style-name="ce15" table:formula="of:=[.$K$6]*[.I12]+[.$K$8]" office:value-type="float" office:value="-36.5401940475633">
            <text:p>-36,54</text:p>
          </table:table-cell>
          <table:table-cell table:style-name="ce15" table:formula="of:=[.K12]-[.A12]" office:value-type="float" office:value="3.45980595243665">
            <text:p>3,46</text:p>
          </table:table-cell>
          <table:table-cell table:style-name="ce20" table:formula="of:=[.L12]/[.A12]" office:value-type="percentage" office:value="-0.0864951488109163">
            <text:p>-8,65%</text:p>
          </table:table-cell>
          <table:table-cell table:number-columns-repeated="1011"/>
        </table:table-row>
        <table:table-row table:style-name="ro3">
          <table:table-cell office:value-type="float" office:value="-30">
            <text:p>-30</text:p>
          </table:table-cell>
          <table:table-cell/>
          <table:table-cell office:value-type="float" office:value="1247">
            <text:p>1247</text:p>
          </table:table-cell>
          <table:table-cell table:number-columns-repeated="2"/>
          <table:table-cell office:value-type="float" office:value="624">
            <text:p>624</text:p>
          </table:table-cell>
          <table:table-cell table:number-columns-repeated="2"/>
          <table:table-cell table:style-name="ce8" table:formula="of:=[.$B$40]*[.C13]/([.C13]+[.$D$40])" office:value-type="float" office:value="0.319442456206442">
            <text:p>0,319</text:p>
          </table:table-cell>
          <table:table-cell table:style-name="ce5" table:formula="of:=[.I13]/[.C13]" office:value-type="float" office:value="0.000256168770013185">
            <text:p>2,56E-004</text:p>
          </table:table-cell>
          <table:table-cell table:style-name="ce15" table:formula="of:=[.$K$6]*[.I13]+[.$K$8]" office:value-type="float" office:value="-27.7208513844415">
            <text:p>-27,72</text:p>
          </table:table-cell>
          <table:table-cell table:style-name="ce15" table:formula="of:=[.K13]-[.A13]" office:value-type="float" office:value="2.27914861555848">
            <text:p>2,28</text:p>
          </table:table-cell>
          <table:table-cell table:style-name="ce20" table:formula="of:=[.L13]/[.A13]" office:value-type="percentage" office:value="-0.0759716205186161">
            <text:p>-7,60%</text:p>
          </table:table-cell>
          <table:table-cell table:number-columns-repeated="1011"/>
        </table:table-row>
        <table:table-row table:style-name="ro3">
          <table:table-cell office:value-type="float" office:value="-20">
            <text:p>-20</text:p>
          </table:table-cell>
          <table:table-cell/>
          <table:table-cell office:value-type="float" office:value="1367">
            <text:p>1367</text:p>
          </table:table-cell>
          <table:table-cell table:number-columns-repeated="2"/>
          <table:table-cell office:value-type="float" office:value="684">
            <text:p>684</text:p>
          </table:table-cell>
          <table:table-cell table:number-columns-repeated="2"/>
          <table:table-cell table:style-name="ce8" table:formula="of:=[.$B$40]*[.C14]/([.C14]+[.$D$40])" office:value-type="float" office:value="0.344302734736712">
            <text:p>0,344</text:p>
          </table:table-cell>
          <table:table-cell table:style-name="ce5" table:formula="of:=[.I14]/[.C14]" office:value-type="float" office:value="0.000251867399222174">
            <text:p>2,52E-004</text:p>
          </table:table-cell>
          <table:table-cell table:style-name="ce15" table:formula="of:=[.$K$6]*[.I14]+[.$K$8]" office:value-type="float" office:value="-18.5783073029199">
            <text:p>-18,58</text:p>
          </table:table-cell>
          <table:table-cell table:style-name="ce15" table:formula="of:=[.K14]-[.A14]" office:value-type="float" office:value="1.42169269708006">
            <text:p>1,42</text:p>
          </table:table-cell>
          <table:table-cell table:style-name="ce20" table:formula="of:=[.L14]/[.A14]" office:value-type="percentage" office:value="-0.0710846348540031">
            <text:p>-7,11%</text:p>
          </table:table-cell>
          <table:table-cell table:number-columns-repeated="1011"/>
        </table:table-row>
        <table:table-row table:style-name="ro3">
          <table:table-cell office:value-type="float" office:value="-10">
            <text:p>-10</text:p>
          </table:table-cell>
          <table:table-cell/>
          <table:table-cell office:value-type="float" office:value="1495">
            <text:p>1495</text:p>
          </table:table-cell>
          <table:table-cell table:number-columns-repeated="2"/>
          <table:table-cell office:value-type="float" office:value="747">
            <text:p>747</text:p>
          </table:table-cell>
          <table:table-cell table:number-columns-repeated="2"/>
          <table:table-cell table:style-name="ce8" table:formula="of:=[.$B$40]*[.C15]/([.C15]+[.$D$40])" office:value-type="float" office:value="0.369916348949005">
            <text:p>0,370</text:p>
          </table:table-cell>
          <table:table-cell table:style-name="ce5" table:formula="of:=[.I15]/[.C15]" office:value-type="float" office:value="0.000247435684915722">
            <text:p>2,47E-004</text:p>
          </table:table-cell>
          <table:table-cell table:style-name="ce15" table:formula="of:=[.$K$6]*[.I15]+[.$K$8]" office:value-type="float" office:value="-9.15871867128655">
            <text:p>-9,16</text:p>
          </table:table-cell>
          <table:table-cell table:style-name="ce15" table:formula="of:=[.K15]-[.A15]" office:value-type="float" office:value="0.84128132871345">
            <text:p>0,84</text:p>
          </table:table-cell>
          <table:table-cell table:style-name="ce20" table:formula="of:=[.L15]/[.A15]" office:value-type="percentage" office:value="-0.084128132871345">
            <text:p>-8,41%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/>
          <table:table-cell office:value-type="float" office:value="1630">
            <text:p>1630</text:p>
          </table:table-cell>
          <table:table-cell table:number-columns-repeated="2"/>
          <table:table-cell office:value-type="float" office:value="815">
            <text:p>815</text:p>
          </table:table-cell>
          <table:table-cell table:number-columns-repeated="2"/>
          <table:table-cell table:style-name="ce8" table:formula="of:=[.$B$40]*[.C16]/([.C16]+[.$D$40])" office:value-type="float" office:value="0.395971848988">
            <text:p>0,396</text:p>
          </table:table-cell>
          <table:table-cell table:style-name="ce5" table:formula="of:=[.I16]/[.C16]" office:value-type="float" office:value="0.000242927514716565">
            <text:p>2,43E-004</text:p>
          </table:table-cell>
          <table:table-cell table:style-name="ce15" table:formula="of:=[.$K$6]*[.I16]+[.$K$8]" office:value-type="float" office:value="0.423376613066466">
            <text:p>0,42</text:p>
          </table:table-cell>
          <table:table-cell table:style-name="ce15" table:formula="of:=[.K16]-[.A16]" office:value-type="float" office:value="0.423376613066466">
            <text:p>0,42</text:p>
          </table:table-cell>
          <table:table-cell table:style-name="ce20" table:formula="of:=[.L16]/[.A16]" office:value-type="percentage" office:value="0">
            <text:p>#DIV/0!</text:p>
          </table:table-cell>
          <table:table-cell table:number-columns-repeated="1011"/>
        </table:table-row>
        <table:table-row table:style-name="ro3">
          <table:table-cell office:value-type="float" office:value="10">
            <text:p>10</text:p>
          </table:table-cell>
          <table:table-cell/>
          <table:table-cell office:value-type="float" office:value="1772">
            <text:p>1772</text:p>
          </table:table-cell>
          <table:table-cell table:number-columns-repeated="2"/>
          <table:table-cell office:value-type="float" office:value="886">
            <text:p>886</text:p>
          </table:table-cell>
          <table:table-cell table:number-columns-repeated="2"/>
          <table:table-cell table:style-name="ce8" table:formula="of:=[.$B$40]*[.C17]/([.C17]+[.$D$40])" office:value-type="float" office:value="0.422373079394754">
            <text:p>0,422</text:p>
          </table:table-cell>
          <table:table-cell table:style-name="ce5" table:formula="of:=[.I17]/[.C17]" office:value-type="float" office:value="0.000238359525617807">
            <text:p>2,38E-004</text:p>
          </table:table-cell>
          <table:table-cell table:style-name="ce15" table:formula="of:=[.$K$6]*[.I17]+[.$K$8]" office:value-type="float" office:value="10.1326166968511">
            <text:p>10,13</text:p>
          </table:table-cell>
          <table:table-cell table:style-name="ce15" table:formula="of:=[.K17]-[.A17]" office:value-type="float" office:value="0.132616696851073">
            <text:p>0,13</text:p>
          </table:table-cell>
          <table:table-cell table:style-name="ce20" table:formula="of:=[.L17]/[.A17]" office:value-type="percentage" office:value="0.0132616696851073">
            <text:p>1,33%</text:p>
          </table:table-cell>
          <table:table-cell table:number-columns-repeated="1011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1922">
            <text:p>1922</text:p>
          </table:table-cell>
          <table:table-cell table:style-name="ce1" table:number-columns-repeated="2"/>
          <table:table-cell table:style-name="ce1" office:value-type="float" office:value="961">
            <text:p>961</text:p>
          </table:table-cell>
          <table:table-cell table:style-name="ce1" table:number-columns-repeated="2"/>
          <table:table-cell table:style-name="ce9" table:formula="of:=[.$B$40]*[.C18]/([.C18]+[.$D$40])" office:value-type="float" office:value="0.449204330641004">
            <text:p>0,449</text:p>
          </table:table-cell>
          <table:table-cell table:style-name="ce12" table:formula="of:=[.I18]/[.C18]" office:value-type="float" office:value="0.000233717133528098">
            <text:p>2,34E-004</text:p>
          </table:table-cell>
          <table:table-cell table:style-name="ce16" table:formula="of:=[.$K$6]*[.I18]+[.$K$8]" office:value-type="float" office:value="20">
            <text:p>20,00</text:p>
          </table:table-cell>
          <table:table-cell table:style-name="ce16" table:formula="of:=[.K18]-[.A18]" office:value-type="float" office:value="0">
            <text:p>0,00</text:p>
          </table:table-cell>
          <table:table-cell table:style-name="ce21" table:formula="of:=[.L18]/[.A18]" office:value-type="percentage" office:value="0">
            <text:p>0,00%</text:p>
          </table:table-cell>
          <table:table-cell table:style-name="ce1" table:number-columns-repeated="1011"/>
        </table:table-row>
        <table:table-row table:style-name="ro3">
          <table:table-cell office:value-type="float" office:value="25">
            <text:p>25</text:p>
          </table:table-cell>
          <table:table-cell/>
          <table:table-cell office:value-type="float" office:value="2000">
            <text:p>2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8" table:formula="of:=[.$B$40]*[.C19]/([.C19]+[.$D$40])" office:value-type="float" office:value="0.46274767775522">
            <text:p>0,463</text:p>
          </table:table-cell>
          <table:table-cell table:style-name="ce5" table:formula="of:=[.I19]/[.C19]" office:value-type="float" office:value="0.00023137383887761">
            <text:p>2,31E-004</text:p>
          </table:table-cell>
          <table:table-cell table:style-name="ce15" table:formula="of:=[.$K$6]*[.I19]+[.$K$8]" office:value-type="float" office:value="24.9806621374859">
            <text:p>24,98</text:p>
          </table:table-cell>
          <table:table-cell table:style-name="ce15" table:formula="of:=[.K19]-[.A19]" office:value-type="float" office:value="-0.0193378625140497">
            <text:p>-0,02</text:p>
          </table:table-cell>
          <table:table-cell table:style-name="ce20" table:formula="of:=[.L19]/[.A19]" office:value-type="percentage" office:value="-0.000773514500561987">
            <text:p>-0,08%</text:p>
          </table:table-cell>
          <table:table-cell table:number-columns-repeated="1011"/>
        </table:table-row>
        <table:table-row table:style-name="ro3">
          <table:table-cell office:value-type="float" office:value="30">
            <text:p>30</text:p>
          </table:table-cell>
          <table:table-cell/>
          <table:table-cell office:value-type="float" office:value="2080">
            <text:p>2080</text:p>
          </table:table-cell>
          <table:table-cell table:number-columns-repeated="2"/>
          <table:table-cell office:value-type="float" office:value="1040">
            <text:p>1040</text:p>
          </table:table-cell>
          <table:table-cell table:number-columns-repeated="2"/>
          <table:table-cell table:style-name="ce8" table:formula="of:=[.$B$40]*[.C20]/([.C20]+[.$D$40])" office:value-type="float" office:value="0.476359050545042">
            <text:p>0,476</text:p>
          </table:table-cell>
          <table:table-cell table:style-name="ce5" table:formula="of:=[.I20]/[.C20]" office:value-type="float" office:value="0.000229018774300501">
            <text:p>2,29E-004</text:p>
          </table:table-cell>
          <table:table-cell table:style-name="ce15" table:formula="of:=[.$K$6]*[.I20]+[.$K$8]" office:value-type="float" office:value="29.9863412005523">
            <text:p>29,99</text:p>
          </table:table-cell>
          <table:table-cell table:style-name="ce15" table:formula="of:=[.K20]-[.A20]" office:value-type="float" office:value="-0.0136587994476542">
            <text:p>-0,01</text:p>
          </table:table-cell>
          <table:table-cell table:style-name="ce20" table:formula="of:=[.L20]/[.A20]" office:value-type="percentage" office:value="-0.000455293314921808">
            <text:p>-0,05%</text:p>
          </table:table-cell>
          <table:table-cell table:number-columns-repeated="1011"/>
        </table:table-row>
        <table:table-row table:style-name="ro3">
          <table:table-cell office:value-type="float" office:value="40">
            <text:p>40</text:p>
          </table:table-cell>
          <table:table-cell/>
          <table:table-cell office:value-type="float" office:value="2245">
            <text:p>2245</text:p>
          </table:table-cell>
          <table:table-cell table:number-columns-repeated="2"/>
          <table:table-cell office:value-type="float" office:value="1122">
            <text:p>1122</text:p>
          </table:table-cell>
          <table:table-cell table:number-columns-repeated="2"/>
          <table:table-cell table:style-name="ce8" table:formula="of:=[.$B$40]*[.C21]/([.C21]+[.$D$40])" office:value-type="float" office:value="0.503575394832812">
            <text:p>0,504</text:p>
          </table:table-cell>
          <table:table-cell table:style-name="ce5" table:formula="of:=[.I21]/[.C21]" office:value-type="float" office:value="0.000224309752709493">
            <text:p>2,24E-004</text:p>
          </table:table-cell>
          <table:table-cell table:style-name="ce15" table:formula="of:=[.$K$6]*[.I21]+[.$K$8]" office:value-type="float" office:value="39.9953452061121">
            <text:p>40,00</text:p>
          </table:table-cell>
          <table:table-cell table:style-name="ce15" table:formula="of:=[.K21]-[.A21]" office:value-type="float" office:value="-0.0046547938879371">
            <text:p>0,00</text:p>
          </table:table-cell>
          <table:table-cell table:style-name="ce20" table:formula="of:=[.L21]/[.A21]" office:value-type="percentage" office:value="-0.000116369847198428">
            <text:p>-0,01%</text:p>
          </table:table-cell>
          <table:table-cell table:number-columns-repeated="1011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2417">
            <text:p>2417</text:p>
          </table:table-cell>
          <table:table-cell table:style-name="ce2" table:number-columns-repeated="2"/>
          <table:table-cell table:style-name="ce2" office:value-type="float" office:value="1209">
            <text:p>1209</text:p>
          </table:table-cell>
          <table:table-cell table:style-name="ce2" table:number-columns-repeated="2"/>
          <table:table-cell table:style-name="ce10" table:formula="of:=[.$B$40]*[.C22]/([.C22]+[.$D$40])" office:value-type="float" office:value="0.53077991280478">
            <text:p>0,531</text:p>
          </table:table-cell>
          <table:table-cell table:style-name="ce13" table:formula="of:=[.I22]/[.C22]" office:value-type="float" office:value="0.000219602777329243">
            <text:p>2,20E-004</text:p>
          </table:table-cell>
          <table:table-cell table:style-name="ce17" table:formula="of:=[.$K$6]*[.I22]+[.$K$8]" office:value-type="float" office:value="50">
            <text:p>50,00</text:p>
          </table:table-cell>
          <table:table-cell table:style-name="ce19" table:formula="of:=[.K22]-[.A22]" office:value-type="float" office:value="0">
            <text:p>0,00</text:p>
          </table:table-cell>
          <table:table-cell table:style-name="ce22" table:formula="of:=[.L22]/[.A22]" office:value-type="percentage" office:value="0">
            <text:p>0,00%</text:p>
          </table:table-cell>
          <table:table-cell table:style-name="ce2" table:number-columns-repeated="1011"/>
        </table:table-row>
        <table:table-row table:style-name="ro3">
          <table:table-cell office:value-type="float" office:value="60">
            <text:p>60</text:p>
          </table:table-cell>
          <table:table-cell/>
          <table:table-cell office:value-type="float" office:value="2597">
            <text:p>2597</text:p>
          </table:table-cell>
          <table:table-cell table:number-columns-repeated="2"/>
          <table:table-cell office:value-type="float" office:value="1299">
            <text:p>1299</text:p>
          </table:table-cell>
          <table:table-cell table:number-columns-repeated="2"/>
          <table:table-cell table:style-name="ce8" table:formula="of:=[.$B$40]*[.C23]/([.C23]+[.$D$40])" office:value-type="float" office:value="0.558053404961289">
            <text:p>0,558</text:p>
          </table:table-cell>
          <table:table-cell table:style-name="ce5" table:formula="of:=[.I23]/[.C23]" office:value-type="float" office:value="0.000214883867909622">
            <text:p>2,15E-004</text:p>
          </table:table-cell>
          <table:table-cell table:style-name="ce15" table:formula="of:=[.$K$6]*[.I23]+[.$K$8]" office:value-type="float" office:value="60.0300205403697">
            <text:p>60,03</text:p>
          </table:table-cell>
          <table:table-cell table:style-name="ce15" table:formula="of:=[.K23]-[.A23]" office:value-type="float" office:value="0.0300205403697191">
            <text:p>0,03</text:p>
          </table:table-cell>
          <table:table-cell table:style-name="ce20" table:formula="of:=[.L23]/[.A23]" office:value-type="percentage" office:value="0.000500342339495319">
            <text:p>0,05%</text:p>
          </table:table-cell>
          <table:table-cell table:number-columns-repeated="1011"/>
        </table:table-row>
        <table:table-row table:style-name="ro3">
          <table:table-cell office:value-type="float" office:value="70">
            <text:p>70</text:p>
          </table:table-cell>
          <table:table-cell/>
          <table:table-cell office:value-type="float" office:value="2785">
            <text:p>2785</text:p>
          </table:table-cell>
          <table:table-cell table:number-columns-repeated="2"/>
          <table:table-cell office:value-type="float" office:value="1392">
            <text:p>1392</text:p>
          </table:table-cell>
          <table:table-cell table:number-columns-repeated="2"/>
          <table:table-cell table:style-name="ce8" table:formula="of:=[.$B$40]*[.C24]/([.C24]+[.$D$40])" office:value-type="float" office:value="0.585315095965961">
            <text:p>0,585</text:p>
          </table:table-cell>
          <table:table-cell table:style-name="ce5" table:formula="of:=[.I24]/[.C24]" office:value-type="float" office:value="0.000210167000346844">
            <text:p>2,10E-004</text:p>
          </table:table-cell>
          <table:table-cell table:style-name="ce15" table:formula="of:=[.$K$6]*[.I24]+[.$K$8]" office:value-type="float" office:value="70.0557011232945">
            <text:p>70,06</text:p>
          </table:table-cell>
          <table:table-cell table:style-name="ce15" table:formula="of:=[.K24]-[.A24]" office:value-type="float" office:value="0.0557011232945399">
            <text:p>0,06</text:p>
          </table:table-cell>
          <table:table-cell table:style-name="ce20" table:formula="of:=[.L24]/[.A24]" office:value-type="percentage" office:value="0.000795730332779142">
            <text:p>0,08%</text:p>
          </table:table-cell>
          <table:table-cell table:number-columns-repeated="1011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4"/>
          <table:table-cell table:style-name="ce3" office:value-type="float" office:value="2980">
            <text:p>2980</text:p>
          </table:table-cell>
          <table:table-cell table:style-name="ce3" table:number-columns-repeated="2"/>
          <table:table-cell table:style-name="ce3" office:value-type="float" office:value="1490">
            <text:p>1490</text:p>
          </table:table-cell>
          <table:table-cell table:style-name="ce3" table:number-columns-repeated="2"/>
          <table:table-cell table:style-name="ce11" table:formula="of:=[.$B$40]*[.C25]/([.C25]+[.$D$40])" office:value-type="float" office:value="0.612355494968556">
            <text:p>0,612</text:p>
          </table:table-cell>
          <table:table-cell table:style-name="ce14" table:formula="of:=[.I25]/[.C25]" office:value-type="float" office:value="0.000205488421130388">
            <text:p>2,05E-004</text:p>
          </table:table-cell>
          <table:table-cell table:style-name="ce18" table:formula="of:=[.$K$6]*[.I25]+[.$K$8]" office:value-type="float" office:value="80">
            <text:p>80,00</text:p>
          </table:table-cell>
          <table:table-cell table:style-name="ce18" table:formula="of:=[.K25]-[.A25]" office:value-type="float" office:value="0">
            <text:p>0,00</text:p>
          </table:table-cell>
          <table:table-cell table:style-name="ce23" table:formula="of:=[.L25]/[.A25]" office:value-type="percentage" office:value="0">
            <text:p>0,00%</text:p>
          </table:table-cell>
          <table:table-cell table:style-name="ce3" table:number-columns-repeated="1011"/>
        </table:table-row>
        <table:table-row table:style-name="ro3">
          <table:table-cell office:value-type="float" office:value="90">
            <text:p>90</text:p>
          </table:table-cell>
          <table:table-cell/>
          <table:table-cell office:value-type="float" office:value="3182">
            <text:p>3182</text:p>
          </table:table-cell>
          <table:table-cell table:number-columns-repeated="2"/>
          <table:table-cell office:value-type="float" office:value="1591">
            <text:p>1591</text:p>
          </table:table-cell>
          <table:table-cell table:number-columns-repeated="2"/>
          <table:table-cell table:style-name="ce8" table:formula="of:=[.$B$40]*[.C26]/([.C26]+[.$D$40])" office:value-type="float" office:value="0.639125683060109">
            <text:p>0,639</text:p>
          </table:table-cell>
          <table:table-cell table:style-name="ce5" table:formula="of:=[.I26]/[.C26]" office:value-type="float" office:value="0.000200856594299217">
            <text:p>2,01E-004</text:p>
          </table:table-cell>
          <table:table-cell table:style-name="ce15" table:formula="of:=[.$K$6]*[.I26]+[.$K$8]" office:value-type="float" office:value="89.8449268941072">
            <text:p>89,84</text:p>
          </table:table-cell>
          <table:table-cell table:style-name="ce15" table:formula="of:=[.K26]-[.A26]" office:value-type="float" office:value="-0.155073105892768">
            <text:p>-0,16</text:p>
          </table:table-cell>
          <table:table-cell table:style-name="ce20" table:formula="of:=[.L26]/[.A26]" office:value-type="percentage" office:value="-0.00172303450991965">
            <text:p>-0,17%</text:p>
          </table:table-cell>
          <table:table-cell table:number-columns-repeated="1011"/>
        </table:table-row>
        <table:table-row table:style-name="ro3">
          <table:table-cell office:value-type="float" office:value="100">
            <text:p>100</text:p>
          </table:table-cell>
          <table:table-cell/>
          <table:table-cell office:value-type="float" office:value="3392">
            <text:p>3392</text:p>
          </table:table-cell>
          <table:table-cell table:number-columns-repeated="2"/>
          <table:table-cell office:value-type="float" office:value="1696">
            <text:p>1696</text:p>
          </table:table-cell>
          <table:table-cell table:number-columns-repeated="2"/>
          <table:table-cell table:style-name="ce8" table:formula="of:=[.$B$40]*[.C27]/([.C27]+[.$D$40])" office:value-type="float" office:value="0.665705902159796">
            <text:p>0,666</text:p>
          </table:table-cell>
          <table:table-cell table:style-name="ce5" table:formula="of:=[.I27]/[.C27]" office:value-type="float" office:value="0.00019625763624994">
            <text:p>1,96E-004</text:p>
          </table:table-cell>
          <table:table-cell table:style-name="ce15" table:formula="of:=[.$K$6]*[.I27]+[.$K$8]" office:value-type="float" office:value="99.6199913415749">
            <text:p>99,62</text:p>
          </table:table-cell>
          <table:table-cell table:style-name="ce15" table:formula="of:=[.K27]-[.A27]" office:value-type="float" office:value="-0.380008658425112">
            <text:p>-0,38</text:p>
          </table:table-cell>
          <table:table-cell table:style-name="ce20" table:formula="of:=[.L27]/[.A27]" office:value-type="percentage" office:value="-0.00380008658425112">
            <text:p>-0,38%</text:p>
          </table:table-cell>
          <table:table-cell table:number-columns-repeated="1011"/>
        </table:table-row>
        <table:table-row table:style-name="ro3">
          <table:table-cell office:value-type="float" office:value="110">
            <text:p>110</text:p>
          </table:table-cell>
          <table:table-cell/>
          <table:table-cell office:value-type="float" office:value="3607">
            <text:p>3607</text:p>
          </table:table-cell>
          <table:table-cell table:number-columns-repeated="2"/>
          <table:table-cell office:value-type="float" office:value="1805">
            <text:p>1805</text:p>
          </table:table-cell>
          <table:table-cell table:number-columns-repeated="2"/>
          <table:table-cell table:style-name="ce8" table:formula="of:=[.$B$40]*[.C28]/([.C28]+[.$D$40])" office:value-type="float" office:value="0.691686850804493">
            <text:p>0,692</text:p>
          </table:table-cell>
          <table:table-cell table:style-name="ce5" table:formula="of:=[.I28]/[.C28]" office:value-type="float" office:value="0.000191762365069169">
            <text:p>1,92E-004</text:p>
          </table:table-cell>
          <table:table-cell table:style-name="ce15" table:formula="of:=[.$K$6]*[.I28]+[.$K$8]" office:value-type="float" office:value="109.174669820928">
            <text:p>109,17</text:p>
          </table:table-cell>
          <table:table-cell table:style-name="ce15" table:formula="of:=[.K28]-[.A28]" office:value-type="float" office:value="-0.825330179072182">
            <text:p>-0,83</text:p>
          </table:table-cell>
          <table:table-cell table:style-name="ce20" table:formula="of:=[.L28]/[.A28]" office:value-type="percentage" office:value="-0.00750300162792893">
            <text:p>-0,75%</text:p>
          </table:table-cell>
          <table:table-cell table:number-columns-repeated="1011"/>
        </table:table-row>
        <table:table-row table:style-name="ro3">
          <table:table-cell office:value-type="float" office:value="120">
            <text:p>120</text:p>
          </table:table-cell>
          <table:table-cell/>
          <table:table-cell office:value-type="float" office:value="3817">
            <text:p>3817</text:p>
          </table:table-cell>
          <table:table-cell table:number-columns-repeated="2"/>
          <table:table-cell office:value-type="float" office:value="1915">
            <text:p>1915</text:p>
          </table:table-cell>
          <table:table-cell table:number-columns-repeated="2"/>
          <table:table-cell table:style-name="ce8" table:formula="of:=[.$B$40]*[.C29]/([.C29]+[.$D$40])" office:value-type="float" office:value="0.71593974592764">
            <text:p>0,716</text:p>
          </table:table-cell>
          <table:table-cell table:style-name="ce5" table:formula="of:=[.I29]/[.C29]" office:value-type="float" office:value="0.000187566084864459">
            <text:p>1,88E-004</text:p>
          </table:table-cell>
          <table:table-cell table:style-name="ce15" table:formula="of:=[.$K$6]*[.I29]+[.$K$8]" office:value-type="float" office:value="118.093844338538">
            <text:p>118,09</text:p>
          </table:table-cell>
          <table:table-cell table:style-name="ce15" table:formula="of:=[.K29]-[.A29]" office:value-type="float" office:value="-1.90615566146155">
            <text:p>-1,91</text:p>
          </table:table-cell>
          <table:table-cell table:style-name="ce20" table:formula="of:=[.L29]/[.A29]" office:value-type="percentage" office:value="-0.0158846305121796">
            <text:p>-1,59%</text:p>
          </table:table-cell>
          <table:table-cell table:number-columns-repeated="1011"/>
        </table:table-row>
        <table:table-row table:style-name="ro3">
          <table:table-cell office:value-type="float" office:value="125">
            <text:p>125</text:p>
          </table:table-cell>
          <table:table-cell/>
          <table:table-cell office:value-type="float" office:value="3915">
            <text:p>3915</text:p>
          </table:table-cell>
          <table:table-cell table:number-columns-repeated="2"/>
          <table:table-cell office:value-type="float" office:value="1970">
            <text:p>1970</text:p>
          </table:table-cell>
          <table:table-cell table:number-columns-repeated="2"/>
          <table:table-cell table:style-name="ce8" table:formula="of:=[.$B$40]*[.C30]/([.C30]+[.$D$40])" office:value-type="float" office:value="0.726898187896862">
            <text:p>0,727</text:p>
          </table:table-cell>
          <table:table-cell table:style-name="ce5" table:formula="of:=[.I30]/[.C30]" office:value-type="float" office:value="0.000185670035222698">
            <text:p>1,86E-004</text:p>
          </table:table-cell>
          <table:table-cell table:style-name="ce15" table:formula="of:=[.$K$6]*[.I30]+[.$K$8]" office:value-type="float" office:value="122.12388924115">
            <text:p>122,12</text:p>
          </table:table-cell>
          <table:table-cell table:style-name="ce15" table:formula="of:=[.K30]-[.A30]" office:value-type="float" office:value="-2.87611075885039">
            <text:p>-2,88</text:p>
          </table:table-cell>
          <table:table-cell table:style-name="ce20" table:formula="of:=[.L30]/[.A30]" office:value-type="percentage" office:value="-0.0230088860708031">
            <text:p>-2,30%</text:p>
          </table:table-cell>
          <table:table-cell table:number-columns-repeated="1011"/>
        </table:table-row>
        <table:table-row table:style-name="ro3">
          <table:table-cell office:value-type="float" office:value="130">
            <text:p>130</text:p>
          </table:table-cell>
          <table:table-cell/>
          <table:table-cell office:value-type="float" office:value="4008">
            <text:p>4008</text:p>
          </table:table-cell>
          <table:table-cell table:number-columns-repeated="2"/>
          <table:table-cell office:value-type="float" office:value="2023">
            <text:p>2023</text:p>
          </table:table-cell>
          <table:table-cell table:number-columns-repeated="2"/>
          <table:table-cell table:style-name="ce8" table:formula="of:=[.$B$40]*[.C31]/([.C31]+[.$D$40])" office:value-type="float" office:value="0.737094588300344">
            <text:p>0,737</text:p>
          </table:table-cell>
          <table:table-cell table:style-name="ce5" table:formula="of:=[.I31]/[.C31]" office:value-type="float" office:value="0.000183905835404277">
            <text:p>1,84E-004</text:p>
          </table:table-cell>
          <table:table-cell table:style-name="ce15" table:formula="of:=[.$K$6]*[.I31]+[.$K$8]" office:value-type="float" office:value="125.873687943049">
            <text:p>125,87</text:p>
          </table:table-cell>
          <table:table-cell table:style-name="ce15" table:formula="of:=[.K31]-[.A31]" office:value-type="float" office:value="-4.12631205695064">
            <text:p>-4,13</text:p>
          </table:table-cell>
          <table:table-cell table:style-name="ce20" table:formula="of:=[.L31]/[.A31]" office:value-type="percentage" office:value="-0.0317408619765434">
            <text:p>-3,17%</text:p>
          </table:table-cell>
          <table:table-cell table:number-columns-repeated="1011"/>
        </table:table-row>
        <table:table-row table:style-name="ro3">
          <table:table-cell office:value-type="float" office:value="140">
            <text:p>140</text:p>
          </table:table-cell>
          <table:table-cell/>
          <table:table-cell office:value-type="float" office:value="4166">
            <text:p>4166</text:p>
          </table:table-cell>
          <table:table-cell table:number-columns-repeated="2"/>
          <table:table-cell office:value-type="float" office:value="2124">
            <text:p>2124</text:p>
          </table:table-cell>
          <table:table-cell table:number-columns-repeated="2"/>
          <table:table-cell table:style-name="ce8" table:formula="of:=[.$B$40]*[.C32]/([.C32]+[.$D$40])" office:value-type="float" office:value="0.753980322400348">
            <text:p>0,754</text:p>
          </table:table-cell>
          <table:table-cell table:style-name="ce5" table:formula="of:=[.I32]/[.C32]" office:value-type="float" office:value="0.00018098423485366">
            <text:p>1,81E-004</text:p>
          </table:table-cell>
          <table:table-cell table:style-name="ce15" table:formula="of:=[.$K$6]*[.I32]+[.$K$8]" office:value-type="float" office:value="132.083536644872">
            <text:p>132,08</text:p>
          </table:table-cell>
          <table:table-cell table:style-name="ce15" table:formula="of:=[.K32]-[.A32]" office:value-type="float" office:value="-7.91646335512829">
            <text:p>-7,92</text:p>
          </table:table-cell>
          <table:table-cell table:style-name="ce20" table:formula="of:=[.L32]/[.A32]" office:value-type="percentage" office:value="-0.0565461668223449">
            <text:p>-5,65%</text:p>
          </table:table-cell>
          <table:table-cell table:number-columns-repeated="1011"/>
        </table:table-row>
        <table:table-row table:style-name="ro3">
          <table:table-cell office:value-type="float" office:value="150">
            <text:p>150</text:p>
          </table:table-cell>
          <table:table-cell/>
          <table:table-cell office:value-type="float" office:value="4280">
            <text:p>4280</text:p>
          </table:table-cell>
          <table:table-cell table:number-columns-repeated="2"/>
          <table:table-cell office:value-type="float" office:value="2211">
            <text:p>2211</text:p>
          </table:table-cell>
          <table:table-cell table:number-columns-repeated="2"/>
          <table:table-cell table:style-name="ce8" table:formula="of:=[.$B$40]*[.C33]/([.C33]+[.$D$40])" office:value-type="float" office:value="0.765834276241349">
            <text:p>0,766</text:p>
          </table:table-cell>
          <table:table-cell table:style-name="ce5" table:formula="of:=[.I33]/[.C33]" office:value-type="float" office:value="0.000178933242112465">
            <text:p>1,79E-004</text:p>
          </table:table-cell>
          <table:table-cell table:style-name="ce15" table:formula="of:=[.$K$6]*[.I33]+[.$K$8]" office:value-type="float" office:value="136.442912401653">
            <text:p>136,44</text:p>
          </table:table-cell>
          <table:table-cell table:style-name="ce15" table:formula="of:=[.K33]-[.A33]" office:value-type="float" office:value="-13.5570875983475">
            <text:p>-13,56</text:p>
          </table:table-cell>
          <table:table-cell table:style-name="ce20" table:formula="of:=[.L33]/[.A33]" office:value-type="percentage" office:value="-0.0903805839889831">
            <text:p>-9,04%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inearisierung für:</text:p>
          </table:table-cell>
          <table:table-cell table:number-columns-repeated="1023"/>
        </table:table-row>
        <table:table-row table:style-name="ro3">
          <table:table-cell office:value-type="string">
            <text:p>Tu</text:p>
          </table:table-cell>
          <table:table-cell table:formula="of:=[.A18]" office:value-type="float" office:value="20">
            <text:p>20</text:p>
          </table:table-cell>
          <table:table-cell office:value-type="string">
            <text:p>Ru</text:p>
          </table:table-cell>
          <table:table-cell table:formula="of:=OFFSET(INDIRECT(REPLACE(FORMULA([.B36]);1;1;&quot;&quot;));0;2)" office:value-type="float" office:value="1922">
            <text:p>1922</text:p>
          </table:table-cell>
          <table:table-cell office:value-type="string">
            <text:p>Uu</text:p>
          </table:table-cell>
          <table:table-cell table:formula="of:=OFFSET(INDIRECT(REPLACE(FORMULA([.B36]);1;1;&quot;&quot;));0;8)" office:value-type="float" office:value="0.449204330641004">
            <text:p>0,4492043306</text:p>
          </table:table-cell>
          <table:table-cell table:number-columns-repeated="1018"/>
        </table:table-row>
        <table:table-row table:style-name="ro3">
          <table:table-cell office:value-type="string">
            <text:p>Tm</text:p>
          </table:table-cell>
          <table:table-cell table:formula="of:=[.A22]" office:value-type="float" office:value="50">
            <text:p>50</text:p>
          </table:table-cell>
          <table:table-cell office:value-type="string">
            <text:p>Rm</text:p>
          </table:table-cell>
          <table:table-cell table:formula="of:=OFFSET(INDIRECT(REPLACE(FORMULA([.B37]);1;1;&quot;&quot;));0;2)" office:value-type="float" office:value="2417">
            <text:p>2417</text:p>
          </table:table-cell>
          <table:table-cell office:value-type="string">
            <text:p>Um</text:p>
          </table:table-cell>
          <table:table-cell table:formula="of:=OFFSET(INDIRECT(REPLACE(FORMULA([.B37]);1;1;&quot;&quot;));0;8)" office:value-type="float" office:value="0.53077991280478">
            <text:p>0,5307799128</text:p>
          </table:table-cell>
          <table:table-cell table:number-columns-repeated="1018"/>
        </table:table-row>
        <table:table-row table:style-name="ro3">
          <table:table-cell office:value-type="string">
            <text:p>To</text:p>
          </table:table-cell>
          <table:table-cell table:formula="of:=[.A25]" office:value-type="float" office:value="80">
            <text:p>80</text:p>
          </table:table-cell>
          <table:table-cell office:value-type="string">
            <text:p>Ro</text:p>
          </table:table-cell>
          <table:table-cell table:formula="of:=OFFSET(INDIRECT(REPLACE(FORMULA([.B38]);1;1;&quot;&quot;));0;2)" office:value-type="float" office:value="2980">
            <text:p>2980</text:p>
          </table:table-cell>
          <table:table-cell office:value-type="string">
            <text:p>Uo</text:p>
          </table:table-cell>
          <table:table-cell table:formula="of:=OFFSET(INDIRECT(REPLACE(FORMULA([.B38]);1;1;&quot;&quot;));0;8)" office:value-type="float" office:value="0.612355494968556">
            <text:p>0,612355495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Rmitteluo</text:p>
          </table:table-cell>
          <table:table-cell table:formula="of:=([.D36]+[.D38])/2" office:value-type="float" office:value="2451">
            <text:p>2451</text:p>
          </table:table-cell>
          <table:table-cell office:value-type="string">
            <text:p>Umitteluo</text:p>
          </table:table-cell>
          <table:table-cell table:formula="of:=([.F36]+[.F38])/2" office:value-type="float" office:value="0.53077991280478">
            <text:p>0,5307799128</text:p>
          </table:table-cell>
          <table:table-cell table:number-columns-repeated="1018"/>
        </table:table-row>
        <table:table-row table:style-name="ro3">
          <table:table-cell office:value-type="string">
            <text:p>Vs</text:p>
          </table:table-cell>
          <table:table-cell office:value-type="float" office:value="1.8">
            <text:p>1,8</text:p>
          </table:table-cell>
          <table:table-cell office:value-type="string">
            <text:p>Rl</text:p>
          </table:table-cell>
          <table:table-cell table:style-name="ce7" table:formula="of:=([.D37]*([.D36]+[.D38])-2*[.D36]*[.D38])/([.D36]+[.D38]-2*[.D37])" office:value-type="float" office:value="5779.61764705882">
            <text:p>5780</text:p>
          </table:table-cell>
          <table:table-cell table:number-columns-repeated="1020"/>
        </table:table-row>
        <table:table-row table:style-name="ro3">
          <table:table-cell office:value-type="string">
            <text:p>Is</text:p>
          </table:table-cell>
          <table:table-cell table:style-name="ce5" office:value-type="float" office:value="0.001">
            <text:p>1,00E-003</text:p>
          </table:table-cell>
          <table:table-cell office:value-type="string">
            <text:p>Rs</text:p>
          </table:table-cell>
          <table:table-cell table:style-name="ce7" table:formula="of:=[.B40]/([.B41]*([.D37]/[.D40]+1))" office:value-type="float" office:value="1269.22008719522">
            <text:p>1269</text:p>
          </table:table-cell>
          <table:table-cell table:number-columns-repeated="1020"/>
        </table:table-row>
        <table:table-row table:style-name="ro3">
          <table:table-cell office:value-type="string">
            <text:p>Rg</text:p>
          </table:table-cell>
          <table:table-cell/>
          <table:table-cell office:value-type="string">
            <text:p>Rp</text:p>
          </table:table-cell>
          <table:table-cell table:style-name="ce7" table:formula="of:=1/(1/[.D40]-1/[.D41])" office:value-type="float" office:value="-1626.37699151666">
            <text:p>-1626</text:p>
          </table:table-cell>
          <table:table-cell table:number-columns-repeated="1020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RT25max" table:base-cell-address="$Tabelle1.$A$6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 number:title="Benutzerdefiniert">
      <number:scientific-number number:decimal-places="4" number:min-integer-digits="1" number:min-exponent-digits="2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.00.0000</text:date>, <text:time style:data-style-name="N2" text:time-value="0000-00-00T21:45: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5-01T15:27:29</meta:creation-date>
    <dc:date>2013-06-01T21:46:44</dc:date>
    <meta:editing-duration>PT3H35M42S</meta:editing-duration>
    <meta:editing-cycles>11</meta:editing-cycles>
    <meta:generator>LibreOffice/3.6$Linux_X86_64 LibreOffice_project/360m1$Build-304</meta:generator>
    <meta:document-statistic meta:table-count="3" meta:cell-count="253" meta:object-count="0"/>
  </office:meta>
</office:document-meta>
</file>